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pitch="variable"/>
    <style:font-face style:name="Droid Sans Mono" svg:font-family="'Droid Sans Mono', monospace, monospac, 'MesloLGF NF', 'Droid Sans Mono', monospace, monospac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651cm" fo:margin-left="-0.053cm" fo:margin-top="0cm" fo:margin-bottom="0cm" table:align="left" style:writing-mode="page"/>
    </style:style>
    <style:style style:name="Table1.A" style:family="table-column">
      <style:table-column-properties style:column-width="1.909cm"/>
    </style:style>
    <style:style style:name="Table1.B" style:family="table-column">
      <style:table-column-properties style:column-width="1.739cm"/>
    </style:style>
    <style:style style:name="Table1.C" style:family="table-column">
      <style:table-column-properties style:column-width="4.309cm"/>
    </style:style>
    <style:style style:name="Table1.D" style:family="table-column">
      <style:table-column-properties style:column-width="4.8cm"/>
    </style:style>
    <style:style style:name="Table1.E" style:family="table-column">
      <style:table-column-properties style:column-width="4.895cm"/>
    </style:style>
    <style:style style:name="Table1.1" style:family="table-row">
      <style:table-row-properties style:min-row-height="0.965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10" style:family="table-row">
      <style:table-row-properties style:min-row-height="1.198cm" fo:keep-together="auto"/>
    </style:style>
    <style:style style:name="Table1.11" style:family="table-row">
      <style:table-row-properties style:min-row-height="0.935cm" fo:keep-together="auto"/>
    </style:style>
    <style:style style:name="Table1.12" style:family="table-row">
      <style:table-row-properties style:min-row-height="0.863cm" fo:keep-together="auto"/>
    </style:style>
    <style:style style:name="Table1.13" style:family="table-row">
      <style:table-row-properties style:min-row-height="0.686cm" fo:keep-together="auto"/>
    </style:style>
    <style:style style:name="Table1.15" style:family="table-row">
      <style:table-row-properties style:min-row-height="0.833cm" fo:keep-together="auto"/>
    </style:style>
    <style:style style:name="Table1.16" style:family="table-row">
      <style:table-row-properties style:min-row-height="1.531cm" fo:keep-together="auto"/>
    </style:style>
    <style:style style:name="Table2" style:family="table">
      <style:table-properties style:width="13.33cm" fo:margin-left="-0.053cm" fo:margin-top="0cm" fo:margin-bottom="0cm" table:align="left" style:writing-mode="page"/>
    </style:style>
    <style:style style:name="Table2.A" style:family="table-column">
      <style:table-column-properties style:column-width="3.337cm"/>
    </style:style>
    <style:style style:name="Table2.B" style:family="table-column">
      <style:table-column-properties style:column-width="6.773cm"/>
    </style:style>
    <style:style style:name="Table2.C" style:family="table-column">
      <style:table-column-properties style:column-width="3.219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2" style:family="table-row">
      <style:table-row-properties style:min-row-height="1.644cm" fo:keep-together="auto"/>
    </style:style>
    <style:style style:name="Table2.3" style:family="table-row">
      <style:table-row-properties style:min-row-height="0.986cm" fo:keep-together="auto"/>
    </style:style>
    <style:style style:name="P1" style:family="paragraph" style:parent-style-name="Standard">
      <style:paragraph-properties fo:text-align="center" style:justify-single-word="false"/>
      <style:text-properties fo:font-size="24pt" officeooo:rsid="0009a111" officeooo:paragraph-rsid="0009a111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a111" officeooo:paragraph-rsid="0009a11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9a111" officeooo:paragraph-rsid="0009a11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9a111" officeooo:paragraph-rsid="0009a11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714e" officeooo:paragraph-rsid="000b714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6pt" officeooo:rsid="000b714e" officeooo:paragraph-rsid="000b714e" style:font-size-asian="14pt" style:font-size-complex="16pt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language="en" fo:country="US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paragraph-rsid="001384b0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officeooo:rsid="001384b0" officeooo:paragraph-rsid="001384b0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14" style:family="paragraph" style:parent-style-name="Standard">
      <style:text-properties officeooo:rsid="000ffc27" officeooo:paragraph-rsid="000ffc27"/>
    </style:style>
    <style:style style:name="P15" style:family="paragraph" style:parent-style-name="Standard">
      <style:paragraph-properties fo:text-align="center" style:justify-single-word="false"/>
      <style:text-properties fo:font-size="16pt" officeooo:rsid="00123bf4" officeooo:paragraph-rsid="00123bf4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23bf4" officeooo:paragraph-rsid="00123bf4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123bf4" officeooo:paragraph-rsid="00123bf4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1384b0" officeooo:paragraph-rsid="001456d5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384b0" officeooo:paragraph-rsid="001384b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456d5" officeooo:paragraph-rsid="001456d5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b714e" style:font-size-asian="10.5pt" style:font-size-complex="12pt"/>
    </style:style>
    <style:style style:name="T3" style:family="text">
      <style:text-properties style:font-name="Liberation Serif" fo:font-size="12pt" style:font-size-asian="10.5pt" style:font-size-complex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ans"/>
    </style:style>
    <style:style style:name="T6" style:family="text">
      <style:text-properties officeooo:rsid="001384b0"/>
    </style:style>
    <style:style style:name="T7" style:family="text">
      <style:text-properties officeooo:rsid="00123bf4"/>
    </style:style>
    <style:style style:name="T8" style:family="text">
      <style:text-properties style:font-nam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енератор физических задач.</text:p>
      <text:p text:style-name="P1"/>
      <text:p text:style-name="P2">В общем:</text:p>
      <text:p text:style-name="P2">Код позволяет генерировать работы по физике.</text:p>
      <text:p text:style-name="P2">Есть возможность выбирать название работы, количество и тип задач входящих работу. Программа выдает работу в нескольких форматах ( удобный для человека и для дальнейшей работы с данными ) в поддиректории проекта с названием работы.</text:p>
      <text:p text:style-name="P2"/>
      <text:p text:style-name="P3">Перед началом работы.</text:p>
      <text:p text:style-name="P2">Откройте файл conf.py и укажите в кавычках путь к каталогу в которой лежит файл main.py</text:p>
      <text:p text:style-name="P2"/>
      <text:p text:style-name="P3">Как с генерировать работу.</text:p>
      <text:p text:style-name="P4"><text:span text:style-name="T1">Требуется </text:span><text:span text:style-name="T2">написать файл sid.json в формате json.</text:span></text:p>
      <text:p text:style-name="P5">На вход принимаются следующие параметры: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<text:span text:style-name="T3">П</text:span><text:span text:style-name="T4">араметр</text:span></text:p>
          </table:table-cell>
          <table:table-cell table:style-name="Table1.A1" office:value-type="string">
            <text:p text:style-name="P8">под параметр</text:p>
          </table:table-cell>
          <table:table-cell table:style-name="Table1.A1" office:value-type="string">
            <text:p text:style-name="P8">Обязательно</text:p>
          </table:table-cell>
          <table:table-cell table:style-name="Table1.A1" office:value-type="string">
            <text:p text:style-name="P8">Описание</text:p>
          </table:table-cell>
          <table:table-cell table:style-name="Table1.A1" office:value-type="string">
            <text:p text:style-name="P8">Значение по умолчанию</text:p>
          </table:table-cell>
        </table:table-row>
        <table:table-row table:style-name="Table1.1">
          <table:table-cell table:style-name="Table1.A1" office:value-type="string">
            <text:p text:style-name="P9">job_name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Содержит название работы</text:p>
          </table:table-cell>
          <table:table-cell table:style-name="Table1.A1" office:value-type="string">
            <text:p text:style-name="P8">Номер больше всех <text:line-break/>существующих в папке <text:line-break/>Проекта</text:p>
          </table:table-cell>
        </table:table-row>
        <table:table-row table:style-name="Table1.1">
          <table:table-cell table:style-name="Table1.A1" office:value-type="string">
            <text:p text:style-name="P10">random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Перемешивать или не <text:line-break/>перемешивать задачи <text:line-break/>После генерацим</text:p>
          </table:table-cell>
          <table:table-cell table:style-name="Table1.A1" office:value-type="string">
            <text:p text:style-name="P8">false</text:p>
          </table:table-cell>
        </table:table-row>
        <table:table-row table:style-name="Table1.1">
          <table:table-cell table:style-name="Table1.A1" office:value-type="string">
            <text:p text:style-name="P11">quantity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2">нет</text:p>
          </table:table-cell>
          <table:table-cell table:style-name="Table1.A1" office:value-type="string">
            <text:p text:style-name="P8">Какое количество <text:span text:style-name="T6">вариантов</text:span> <text:line-break/>Нужно в работе</text:p>
          </table:table-cell>
          <table:table-cell table:style-name="Table1.A1" office:value-type="string">
            <text:p text:style-name="P12">1</text:p>
          </table:table-cell>
        </table:table-row>
        <table:table-row table:style-name="Table1.1">
          <table:table-cell table:style-name="Table1.A1" office:value-type="string">
            <text:p text:style-name="P10">list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Массив с json объектами, <text:line-break/>Которые задают задачи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Тип задачи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looking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Что ищется в задаче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values</text:p>
          </table:table-cell>
          <table:table-cell table:style-name="Table1.A1" office:value-type="string">
            <text:p text:style-name="P8">нет<text:span text:style-name="T7">(в задачах идущих с исходным кодом)</text:span></text:p>
          </table:table-cell>
          <table:table-cell table:style-name="Table1.A1" office:value-type="string">
            <text:p text:style-name="P8">Значение в пределах, <text:line-break/>Которого лежат числа</text:p>
          </table:table-cell>
          <table:table-cell table:style-name="Table1.A1" office:value-type="string">
            <text:p text:style-name="P8">у каждого типа задач<text:line-break/>Своё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quantity</text:p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Какое количество задач <text:line-break/>Нужно в работе</text:p>
          </table:table-cell>
          <table:table-cell table:style-name="Table1.A1" office:value-type="string">
            <text:p text:style-name="P13">1</text:p>
          </table:table-cell>
        </table:table-row>
        <table:table-row table:style-name="Table1.1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3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3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ext:soft-page-break/>
        <table:table-row table:style-name="Table1.15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6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/>
          </table:table-cell>
        </table:table-row>
      </table:table>
      <text:p text:style-name="Standard"/>
      <text:p text:style-name="P14">Доступные job_name смотрите в файле themes</text:p>
      <text:p text:style-name="P6"><text:span text:style-name="T1"/></text:p>
      <text:p text:style-name="P15">Как добавлять задачи</text:p>
      <text:p text:style-name="P16">Для добавления задач надо дописывать файл list_of_tasks.</text:p>
      <text:p text:style-name="P16">Добавляете элемент с ключем, имя задачи. Он должен содержать ещё json. Обязательным параметром должен быть «kod». В нём должен лежать python код, который объявляет функцию, Имя которой совпадает с именем задачи и вызывается от 3 элементов:</text:p>
      <text:list text:style-name="L1">
        <text:list-item>
          <text:p text:style-name="P17">looking : название переменой, которую мы ищем</text:p>
        </text:list-item>
        <text:list-item>
          <text:p text:style-name="P17">values : содержит ограничения для переменных использующихся в задаче</text:p>
        </text:list-item>
        <text:list-item>
          <text:p text:style-name="P18">js : json объект, то что лежит в файле <text:span text:style-name="T7">list_of_tasks </text:span>под названием задачи, которую сейчас рассматриваем<text:line-break/>Пример:</text:p>
        </text:list-item>
      </text:list>
      <text:p text:style-name="P19">"Straight_line_uniform_movement" : {</text:p>
      <text:p text:style-name="P19"><text:s text:c="8"/>"variables" : ["v", "t", "l"],</text:p>
      <text:p text:style-name="P19"><text:s text:c="8"/>"standard_values" : {</text:p>
      <text:p text:style-name="P19"><text:s text:c="12"/>"v" : [1, 100],</text:p>
      <text:p text:style-name="P19"><text:s text:c="12"/>"t" : [0, 100],</text:p>
      <text:p text:style-name="P19"><text:s text:c="12"/>"l" : [0, 100]</text:p>
      <text:p text:style-name="P19"><text:s text:c="8"/>},</text:p>
      <text:p text:style-name="P19"><text:s text:c="8"/>"l" : ["Велосипидист двигался со скорость v м/с на протяжении t с. Найдите пройденое <text:tab/><text:tab/>расстояние."],</text:p>
      <text:p text:style-name="P19"><text:s text:c="8"/>"t" : ["Велосипидист проехал l м двигаясь со скорость v м/с. Найдите время, которое ехал <text:tab/><text:tab/>велосепедист."],</text:p>
      <text:p text:style-name="P19"><text:s text:c="8"/>"v" : ["Велосипидист проехал l м за t с. Найдите скорость с которой ехал велосепедист."],</text:p>
      <text:p text:style-name="P19"><text:s text:c="8"/>"kod" : "from gen.Straight_line_uniform_movement import generation as <text:tab/><text:tab/><text:tab/><text:tab/>Straight_line_uniform_movement"</text:p>
      <text:p text:style-name="P19">}</text:p>
      <text:p text:style-name="P19">Другие обязательные параметры:</text:p>
      <text:p text:style-name="P19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<text:span text:style-name="T5">Ключ</text:span></text:p>
          </table:table-cell>
          <table:table-cell table:style-name="Table2.A1" office:value-type="string">
            <text:p text:style-name="P7"><text:span text:style-name="T5">Описание</text:span></text:p>
          </table:table-cell>
          <table:table-cell table:style-name="Table2.A1" office:value-type="string">
            <text:p text:style-name="P7"><text:span text:style-name="T5">Пример</text:span></text:p>
          </table:table-cell>
        </table:table-row>
        <table:table-row table:style-name="Table2.2">
          <table:table-cell table:style-name="Table2.A1" office:value-type="string">
            <text:p text:style-name="P7"><text:span text:style-name="T4">standard_values</text:span></text:p>
          </table:table-cell>
          <table:table-cell table:style-name="Table2.A1" office:value-type="string">
            <text:p text:style-name="P7"><text:span text:style-name="T5">Набор стандартных значений</text:span></text:p>
          </table:table-cell>
          <table:table-cell table:style-name="Table2.A1" office:value-type="string">
            <text:p text:style-name="P7"><text:span text:style-name="T4">"standard_values" : {<text:line-break/>"v" : [1, 100],<text:line-break/>"t" : [0, 100],<text:line-break/>"l" : [0, 100]</text:span></text:p>
          </table:table-cell>
        </table:table-row>
        <table:table-row table:style-name="Table2.3">
          <table:table-cell table:style-name="Table2.A1" office:value-type="string">
            <text:p text:style-name="P7"><text:span text:style-name="T4">variables</text:span></text:p>
          </table:table-cell>
          <table:table-cell table:style-name="Table2.A1" office:value-type="string">
            <text:p text:style-name="P7"><text:span text:style-name="T5">Всё переменные,которые можно найти </text:span></text:p>
          </table:table-cell>
          <table:table-cell table:style-name="Table2.A1" office:value-type="string">
            <text:p text:style-name="P7"><text:span text:style-name="T8">"variables" :<text:line-break/>["v", "t", "l"],</text:span></text:p>
          </table:table-cell>
        </table:table-row>
      </table:table>
      <text:p text:style-name="Standard"/>
      <text:p text:style-name="P20">Если нужно создавать дополнительные скрипты, создавайте их в каталоге g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pitch="variable"/>
    <style:font-face style:name="Droid Sans Mono" svg:font-family="'Droid Sans Mono', monospace, monospac, 'MesloLGF NF', 'Droid Sans Mono', monospace, monospac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4:17:25.855776890</meta:creation-date>
    <dc:date>2025-01-08T17:25:45.567481432</dc:date>
    <meta:editing-duration>PT17M33S</meta:editing-duration>
    <meta:editing-cycles>4</meta:editing-cycles>
    <meta:generator>LibreOffice/24.8.3.2$Linux_X86_64 LibreOffice_project/480$Build-2</meta:generator>
    <meta:document-statistic meta:table-count="2" meta:image-count="0" meta:object-count="0" meta:page-count="2" meta:paragraph-count="76" meta:word-count="379" meta:character-count="2587" meta:non-whitespace-character-count="2178"/>
  </office:meta>
</office:document-meta>
</file>